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COUNTIF([.D4:.D30];&quot;&gt;0&quot;)" office:value-type="float" office:value="2" calcext:value-type="float">
            <text:p>2</text:p>
          </table:table-cell>
          <table:table-cell table:formula="of:=COUNTIF([.E4:.E30];&quot;&gt;0&quot;)" office:value-type="float" office:value="1" calcext:value-type="float">
            <text:p>1</text:p>
          </table:table-cell>
          <table:table-cell table:formula="of:=COUNTIF([.F4:.F30];&quot;&gt;0&quot;)" office:value-type="float" office:value="5" calcext:value-type="float">
            <text:p>5</text:p>
          </table:table-cell>
          <table:table-cell table:formula="of:=COUNTIF([.G4:.G30];&quot;&gt;0&quot;)" office:value-type="float" office:value="1" calcext:value-type="float">
            <text:p>1</text:p>
          </table:table-cell>
          <table:table-cell table:formula="of:=COUNTIF([.H4:.H30];&quot;&gt;0&quot;)" office:value-type="float" office:value="2" calcext:value-type="float">
            <text:p>2</text:p>
          </table:table-cell>
          <table:table-cell table:formula="of:=COUNTIF([.I4:.I30];&quot;&gt;0&quot;)" office:value-type="float" office:value="5" calcext:value-type="float">
            <text:p>5</text:p>
          </table:table-cell>
          <table:table-cell table:formula="of:=COUNTIF([.J4:.J30];&quot;&gt;0&quot;)" office:value-type="float" office:value="4" calcext:value-type="float">
            <text:p>4</text:p>
          </table:table-cell>
          <table:table-cell table:formula="of:=COUNTIF([.K4:.K30];&quot;&gt;0&quot;)" office:value-type="float" office:value="1" calcext:value-type="float">
            <text:p>1</text:p>
          </table:table-cell>
          <table:table-cell table:formula="of:=COUNTIF([.L4:.L30];&quot;&gt;0&quot;)" office:value-type="float" office:value="4" calcext:value-type="float">
            <text:p>4</text:p>
          </table:table-cell>
          <table:table-cell table:formula="of:=COUNTIF([.M4:.M30];&quot;&gt;0&quot;)" office:value-type="float" office:value="13" calcext:value-type="float">
            <text:p>13</text:p>
          </table:table-cell>
          <table:table-cell table:formula="of:=COUNTIF([.N4:.N30];&quot;&gt;0&quot;)" office:value-type="float" office:value="0" calcext:value-type="float">
            <text:p>0</text:p>
          </table:table-cell>
          <table:table-cell table:formula="of:=COUNTIF([.O4:.O30];&quot;&gt;0&quot;)" office:value-type="float" office:value="7" calcext:value-type="float">
            <text:p>7</text:p>
          </table:table-cell>
          <table:table-cell table:formula="of:=COUNTIF([.P4:.P30];&quot;&gt;0&quot;)" office:value-type="float" office:value="1" calcext:value-type="float">
            <text:p>1</text:p>
          </table:table-cell>
          <table:table-cell table:formula="of:=COUNTIF([.Q4:.Q30];&quot;&gt;0&quot;)" office:value-type="float" office:value="0" calcext:value-type="float">
            <text:p>0</text:p>
          </table:table-cell>
          <table:table-cell table:formula="of:=COUNTIF([.R4:.R30];&quot;&gt;0&quot;)" office:value-type="float" office:value="2" calcext:value-type="float">
            <text:p>2</text:p>
          </table:table-cell>
          <table:table-cell table:formula="of:=COUNTIF([.S4:.S30];&quot;&gt;0&quot;)" office:value-type="float" office:value="7" calcext:value-type="float">
            <text:p>7</text:p>
          </table:table-cell>
          <table:table-cell table:formula="of:=COUNTIF([.T4:.T30];&quot;&gt;0&quot;)" office:value-type="float" office:value="4" calcext:value-type="float">
            <text:p>4</text:p>
          </table:table-cell>
          <table:table-cell table:formula="of:=COUNTIF([.U4:.U30];&quot;&gt;0&quot;)" office:value-type="float" office:value="1" calcext:value-type="float">
            <text:p>1</text:p>
          </table:table-cell>
          <table:table-cell table:formula="of:=COUNTIF([.V4:.V30];&quot;&gt;0&quot;)" office:value-type="float" office:value="5" calcext:value-type="float">
            <text:p>5</text:p>
          </table:table-cell>
          <table:table-cell table:formula="of:=COUNTIF([.W4:.W30];&quot;&gt;0&quot;)" office:value-type="float" office:value="5" calcext:value-type="float">
            <text:p>5</text:p>
          </table:table-cell>
          <table:table-cell table:formula="of:=COUNTIF([.X4:.X30];&quot;&gt;0&quot;)" office:value-type="float" office:value="2" calcext:value-type="float">
            <text:p>2</text:p>
          </table:table-cell>
          <table:table-cell table:formula="of:=COUNTIF([.Y4:.Y30];&quot;&gt;0&quot;)" office:value-type="float" office:value="3" calcext:value-type="float">
            <text:p>3</text:p>
          </table:table-cell>
          <table:table-cell table:formula="of:=COUNTIF([.Z4:.Z30];&quot;&gt;0&quot;)" office:value-type="float" office:value="5" calcext:value-type="float">
            <text:p>5</text:p>
          </table:table-cell>
          <table:table-cell table:formula="of:=COUNTIF([.AA4:.AA30];&quot;&gt;0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4.95*[.$C$1])" office:value-type="float" office:value="50" calcext:value-type="float">
            <text:p>5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*[.$C$1])" office:value-type="float" office:value="286" calcext:value-type="float">
            <text:p>286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5:.AA5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6:.AA6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79*[.$C$1])"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7:.AA7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9:.AA9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" calcext:value-type="float">
            <text:p>1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5.95*[.$C$1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5:.AA15];&quot;&gt;0&quot;)" office:value-type="float" office:value="4" calcext:value-type="float">
            <text:p>4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6:.AA16];&quot;&gt;0&quot;)" office:value-type="float" office:value="4" calcext:value-type="float">
            <text:p>4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6.4*[.$C$1])" office:value-type="float" office:value="64" calcext:value-type="float">
            <text:p>64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7:.AA17];&quot;&gt;0&quot;)" office:value-type="float" office:value="8" calcext:value-type="float">
            <text:p>8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3" calcext:value-type="float">
            <text:p>3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9:.AA19];&quot;&gt;0&quot;)" office:value-type="float" office:value="3" calcext:value-type="float">
            <text:p>3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4.95*[.$C$1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0:.AA20];&quot;&gt;0&quot;)" office:value-type="float" office:value="4" calcext:value-type="float">
            <text:p>4</text:p>
          </table:table-cell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4]" office:value-type="float" office:value="0" calcext:value-type="float">
            <text:p>0</text:p>
          </table:table-cell>
          <table:table-cell table:formula="of:=[Prices.B4]" office:value-type="string" office:string-value="Port Olisar" calcext:value-type="string">
            <text:p>Port Olisar</text:p>
          </table:table-cell>
          <table:table-cell table:formula="of:=[Prices.C4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5]" office:value-type="float" office:value="1" calcext:value-type="float">
            <text:p>1</text:p>
          </table:table-cell>
          <table:table-cell table:formula="of:=[Prices.B5]" office:value-type="string" office:string-value="Grim Hex" calcext:value-type="string">
            <text:p>Grim Hex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6]" office:value-type="float" office:value="2" calcext:value-type="float">
            <text:p>2</text:p>
          </table:table-cell>
          <table:table-cell table:formula="of:=[Prices.B6]" office:value-type="string" office:string-value="Mining Area 157" calcext:value-type="string">
            <text:p>Mining Area 157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7]" office:value-type="float" office:value="3" calcext:value-type="float">
            <text:p>3</text:p>
          </table:table-cell>
          <table:table-cell table:formula="of:=[Prices.B7]" office:value-type="string" office:string-value="Jumptown" calcext:value-type="string">
            <text:p>Jumptown</text:p>
          </table:table-cell>
          <table:table-cell table:formula="of:=[Prices.C7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8]" office:value-type="float" office:value="4" calcext:value-type="float">
            <text:p>4</text:p>
          </table:table-cell>
          <table:table-cell table:formula="of:=[Prices.B8]" office:value-type="string" office:string-value="Kudre Ore" calcext:value-type="string">
            <text:p>Kudre Ore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5" calcext:value-type="float">
            <text:p>5</text:p>
          </table:table-cell>
          <table:table-cell table:formula="of:=[Prices.B9]" office:value-type="string" office:string-value="Mining Area 141" calcext:value-type="string">
            <text:p>Mining Area 141</text:p>
          </table:table-cell>
          <table:table-cell table:formula="of:=[Prices.C9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0]" office:value-type="float" office:value="6" calcext:value-type="float">
            <text:p>6</text:p>
          </table:table-cell>
          <table:table-cell table:formula="of:=[Prices.B10]" office:value-type="string" office:string-value="Harvest Hydro" calcext:value-type="string">
            <text:p>Harvest Hydro</text:p>
          </table:table-cell>
          <table:table-cell table:formula="of:=[Prices.C10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7" calcext:value-type="float">
            <text:p>7</text:p>
          </table:table-cell>
          <table:table-cell table:formula="of:=[Prices.B11]" office:value-type="string" office:string-value="Hickers Research" calcext:value-type="string">
            <text:p>Hickers Research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2]" office:value-type="float" office:value="8" calcext:value-type="float">
            <text:p>8</text:p>
          </table:table-cell>
          <table:table-cell table:formula="of:=[Prices.B12]" office:value-type="string" office:string-value="Terra HydroFarm" calcext:value-type="string">
            <text:p>Terra HydroFarm</text:p>
          </table:table-cell>
          <table:table-cell table:formula="of:=[Prices.C12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3]" office:value-type="float" office:value="9" calcext:value-type="float">
            <text:p>9</text:p>
          </table:table-cell>
          <table:table-cell table:formula="of:=[Prices.B13]" office:value-type="string" office:string-value="HDMS-Han" calcext:value-type="string">
            <text:p>HDMS-Han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4]" office:value-type="float" office:value="10" calcext:value-type="float">
            <text:p>10</text:p>
          </table:table-cell>
          <table:table-cell table:formula="of:=[Prices.B14]" office:value-type="string" office:string-value="R&amp;R Hur-L1" calcext:value-type="string">
            <text:p>R&amp;R Hur-L1</text:p>
          </table:table-cell>
          <table:table-cell table:formula="of:=[Prices.C14]" office:value-type="string" office:string-value="Magda" calcext:value-type="string">
            <text:p>Mag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15]" office:value-type="float" office:value="11" calcext:value-type="float">
            <text:p>11</text:p>
          </table:table-cell>
          <table:table-cell table:formula="of:=[Prices.B15]" office:value-type="string" office:string-value="Levski" calcext:value-type="string">
            <text:p>Levski</text:p>
          </table:table-cell>
          <table:table-cell table:formula="of:=[Prices.C15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16]" office:value-type="float" office:value="12" calcext:value-type="float">
            <text:p>12</text:p>
          </table:table-cell>
          <table:table-cell table:formula="of:=[Prices.B16]" office:value-type="string" office:string-value="Lorville" calcext:value-type="string">
            <text:p>Lorville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7]" office:value-type="float" office:value="13" calcext:value-type="float">
            <text:p>13</text:p>
          </table:table-cell>
          <table:table-cell table:formula="of:=[Prices.B17]" office:value-type="string" office:string-value="HDMS-Edmond" calcext:value-type="string">
            <text:p>HDMS-Edmond</text:p>
          </table:table-cell>
          <table:table-cell table:formula="of:=[Prices.C17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4" calcext:value-type="float">
            <text:p>14</text:p>
          </table:table-cell>
          <table:table-cell table:formula="of:=[Prices.B18]" office:value-type="string" office:string-value="HDMS-Anderson " calcext:value-type="string">
            <text:p>HDMS-Anderson </text:p>
          </table:table-cell>
          <table:table-cell table:formula="of:=[Prices.C18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9]" office:value-type="float" office:value="15" calcext:value-type="float">
            <text:p>15</text:p>
          </table:table-cell>
          <table:table-cell table:formula="of:=[Prices.B19]" office:value-type="string" office:string-value="Orison" calcext:value-type="string">
            <text:p>Orison</text:p>
          </table:table-cell>
          <table:table-cell table:formula="of:=[Prices.C19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16" calcext:value-type="float">
            <text:p>16</text:p>
          </table:table-cell>
          <table:table-cell table:formula="of:=[Prices.B20]" office:value-type="string" office:string-value="Area18" calcext:value-type="string">
            <text:p>Area18</text:p>
          </table:table-cell>
          <table:table-cell table:formula="of:=[Prices.C20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formula="of:=[Prices.C26]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2"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2"/>
          <table:table-cell/>
          <table:table-cell table:formula="of:=24*[.$A6]+[.D1]" office:value-type="float" office:value="72" calcext:value-type="float">
            <text:p>72</text:p>
          </table:table-cell>
          <table:table-cell table:formula="of:=24*[.$A6]+[.E1]" office:value-type="float" office:value="73" calcext:value-type="float">
            <text:p>73</text:p>
          </table:table-cell>
          <table:table-cell table:formula="of:=24*[.$A6]+[.F1]" office:value-type="float" office:value="74" calcext:value-type="float">
            <text:p>74</text:p>
          </table:table-cell>
          <table:table-cell table:formula="of:=24*[.$A6]+[.G1]" office:value-type="float" office:value="75" calcext:value-type="float">
            <text:p>75</text:p>
          </table:table-cell>
          <table:table-cell table:formula="of:=24*[.$A6]+[.H1]" office:value-type="float" office:value="76" calcext:value-type="float">
            <text:p>76</text:p>
          </table:table-cell>
          <table:table-cell table:formula="of:=24*[.$A6]+[.I1]" office:value-type="float" office:value="77" calcext:value-type="float">
            <text:p>77</text:p>
          </table:table-cell>
          <table:table-cell table:formula="of:=24*[.$A6]+[.J1]" office:value-type="float" office:value="78" calcext:value-type="float">
            <text:p>78</text:p>
          </table:table-cell>
          <table:table-cell table:formula="of:=24*[.$A6]+[.K1]" office:value-type="float" office:value="79" calcext:value-type="float">
            <text:p>79</text:p>
          </table:table-cell>
          <table:table-cell table:formula="of:=24*[.$A6]+[.L1]" office:value-type="float" office:value="80" calcext:value-type="float">
            <text:p>80</text:p>
          </table:table-cell>
          <table:table-cell table:formula="of:=24*[.$A6]+[.M1]" office:value-type="float" office:value="81" calcext:value-type="float">
            <text:p>81</text:p>
          </table:table-cell>
          <table:table-cell table:formula="of:=24*[.$A6]+[.N1]" office:value-type="float" office:value="82" calcext:value-type="float">
            <text:p>82</text:p>
          </table:table-cell>
          <table:table-cell table:formula="of:=24*[.$A6]+[.O1]" office:value-type="float" office:value="83" calcext:value-type="float">
            <text:p>83</text:p>
          </table:table-cell>
          <table:table-cell table:formula="of:=24*[.$A6]+[.P1]" office:value-type="float" office:value="84" calcext:value-type="float">
            <text:p>84</text:p>
          </table:table-cell>
          <table:table-cell table:formula="of:=24*[.$A6]+[.Q1]" office:value-type="float" office:value="85" calcext:value-type="float">
            <text:p>85</text:p>
          </table:table-cell>
          <table:table-cell table:formula="of:=24*[.$A6]+[.R1]" office:value-type="float" office:value="86" calcext:value-type="float">
            <text:p>86</text:p>
          </table:table-cell>
          <table:table-cell table:formula="of:=24*[.$A6]+[.S1]" office:value-type="float" office:value="87" calcext:value-type="float">
            <text:p>87</text:p>
          </table:table-cell>
          <table:table-cell table:formula="of:=24*[.$A6]+[.T1]" office:value-type="float" office:value="88" calcext:value-type="float">
            <text:p>88</text:p>
          </table:table-cell>
          <table:table-cell table:formula="of:=24*[.$A6]+[.U1]" office:value-type="float" office:value="89" calcext:value-type="float">
            <text:p>89</text:p>
          </table:table-cell>
          <table:table-cell table:formula="of:=24*[.$A6]+[.V1]" office:value-type="float" office:value="90" calcext:value-type="float">
            <text:p>90</text:p>
          </table:table-cell>
          <table:table-cell table:formula="of:=24*[.$A6]+[.W1]" office:value-type="float" office:value="91" calcext:value-type="float">
            <text:p>91</text:p>
          </table:table-cell>
          <table:table-cell table:formula="of:=24*[.$A6]+[.X1]" office:value-type="float" office:value="92" calcext:value-type="float">
            <text:p>92</text:p>
          </table:table-cell>
          <table:table-cell table:formula="of:=24*[.$A6]+[.Y1]" office:value-type="float" office:value="93" calcext:value-type="float">
            <text:p>93</text:p>
          </table:table-cell>
          <table:table-cell table:formula="of:=24*[.$A6]+[.Z1]" office:value-type="float" office:value="94" calcext:value-type="float">
            <text:p>94</text:p>
          </table:table-cell>
          <table:table-cell table:formula="of:=24*[.$A6]+[.AA1]" office:value-type="float" office:value="95" calcext:value-type="float">
            <text:p>95</text:p>
          </table:table-cell>
          <table:table-cell table:number-columns-repeated="2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0,0,0,0,83,43,0,25,69,50,0,61,0,0,281,170,0,0,0,34,83,39,1,0," calcext:value-type="string">
            <text:p>0,0,0,0,83,43,0,25,69,50,0,61,0,0,281,170,0,0,0,34,83,39,1,0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256,0,116,0,83,43,0,0,69,50,0,61,0,0,286,180,0,0,10,0,83,39,0,150," calcext:value-type="string">
            <text:p>256,0,116,0,83,43,0,0,69,50,0,61,0,0,286,180,0,0,10,0,83,39,0,150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0,118,0,0,0,0,0,0,50,0,0,0,0,0,178,14,0,0,34,0,0,0,160," calcext:value-type="string">
            <text:p>0,0,118,0,0,0,0,0,0,50,0,0,0,0,0,178,14,0,0,34,0,0,0,160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12,98,0,0,0,17,0,0,50,0,0,11,0,0,180,14,0,0,34,0,0,1,146," calcext:value-type="string">
            <text:p>0,12,98,0,0,0,17,0,0,50,0,0,11,0,0,180,14,0,0,34,0,0,1,146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45,0,118,0,0,42,0,0,0,50,0,57,0,0,0,178,14,13,0,34,0,37,1,240," calcext:value-type="string">
            <text:p>245,0,118,0,0,42,0,0,0,50,0,57,0,0,0,178,14,13,0,34,0,37,1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0,0,0,50,0,0,0,0,0,178,14,0,0,34,0,0,0,240," calcext:value-type="string">
            <text:p>0,0,118,0,0,0,0,0,0,50,0,0,0,0,0,178,14,0,0,34,0,0,0,24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3,0," calcext:value-type="string">
            <text:p>0,0,0,0,0,0,0,0,0,0,0,0,0,0,0,0,0,0,0,0,0,0,3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8,0,0,0,0,0," calcext:value-type="string">
            <text:p>0,0,0,0,0,0,0,0,0,0,0,0,0,0,0,0,0,0,8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20,0,0,0,0,0,0,0,0,0,0,0,0,0,0," calcext:value-type="string">
            <text:p>0,0,0,0,0,0,0,0,0,2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39,0,0,0,0,0,0,0,0,0,0,0,0,0,0,0," calcext:value-type="string">
            <text:p>0,0,0,0,0,0,0,0,39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40,0,0,0,0,0,0,0,0,0,0,0,0,0,0," calcext:value-type="string">
            <text:p>0,0,0,0,0,0,0,0,0,4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60,0,61,0,0,0,0,0,0,20,0,0,0,0,280," calcext:value-type="string">
            <text:p>0,0,0,0,0,0,0,0,0,60,0,61,0,0,0,0,0,0,20,0,0,0,0,28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50,0,61,0,0,0,0,0,0,20,0,0,0,0,249," calcext:value-type="string">
            <text:p>0,0,0,0,0,0,0,0,0,50,0,61,0,0,0,0,0,0,20,0,0,0,0,249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12,0,42,10,0,64,50,0,0,0,0,0,181,0,0,0,0,0,0,1,240," calcext:value-type="string">
            <text:p>0,0,0,12,0,42,10,0,64,50,0,0,0,0,0,181,0,0,0,0,0,0,1,24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0,0,0,42,10,0,0,50,0,0,0,0,0,0,0,0,0,0,0,0,0,0," calcext:value-type="string">
            <text:p>0,0,0,0,0,42,10,0,0,50,0,0,0,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0,0,0,10,0,0,0,0,61,0,0,0,0,0,0,0,0,0,0,0,240," calcext:value-type="string">
            <text:p>0,0,0,0,0,0,10,0,0,0,0,61,0,0,0,0,0,0,0,0,0,0,0,24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)" office:value-type="string" office:string-value="0,0,0,0,0,0,0,0,0,50,0,61,0,0,0,0,0,0,20,0,0,0,0,240" calcext:value-type="string">
            <text:p>0,0,0,0,0,0,0,0,0,50,0,61,0,0,0,0,0,0,20,0,0,0,0,24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5000,5000,0,0,0,0,0,0,0,0,0,0,0,0,0,0,0,0,0,0,0,60000,10000," calcext:value-type="string">
            <text:p>0,500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0,1,0,1,0,0,0,1,0,0,1,0,0,1,1,0,0,1,0,0,0,1," calcext:value-type="string">
            <text:p>0,0,0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0,0,1,1,0,0,1,1,0,1,0,0,1,1,0,0,0,0,1,1,0,1," calcext:value-type="string">
            <text:p>1,0,0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0:51:31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10T12:49:15.103000000</dc:date>
    <meta:editing-duration>P2DT5H18M47S</meta:editing-duration>
    <meta:editing-cycles>43</meta:editing-cycles>
    <meta:generator>LibreOffice/6.0.7.3$Windows_X86_64 LibreOffice_project/dc89aa7a9eabfd848af146d5086077aeed2ae4a5</meta:generator>
    <meta:document-statistic meta:table-count="7" meta:cell-count="1717" meta:object-count="0"/>
  </office:meta>
</office:document-meta>
</file>